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6"/>
    <style:style style:name="P9" style:family="paragraph" style:parent-style-name="Text_20_body" style:list-style-name="L45">
      <style:text-properties style:font-name="ArialMT" fo:font-size="12pt"/>
    </style:style>
    <style:style style:name="P10" style:family="paragraph" style:parent-style-name="Text_20_body" style:list-style-name="L6">
      <style:paragraph-properties fo:margin-top="0.111in" fo:margin-bottom="0.111in"/>
    </style:style>
    <style:style style:name="P11" style:family="paragraph" style:parent-style-name="Text_20_body" style:list-style-name="L6">
      <style:paragraph-properties fo:margin-top="0.111in" fo:margin-bottom="0.111in"/>
      <style:text-properties fo:color="#000000"/>
    </style:style>
    <style:style style:name="P12" style:family="paragraph" style:parent-style-name="Text_20_body" style:list-style-name="L6">
      <style:paragraph-properties fo:margin-top="0.111in" fo:margin-bottom="0.111in"/>
      <style:text-properties fo:color="#fc0107"/>
    </style:style>
    <style:style style:name="P13"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0"/>
    <style:style style:name="P23" style:family="paragraph" style:parent-style-name="Standard" style:list-style-name="L11"/>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Standard" style:list-style-name="L18"/>
    <style:style style:name="P31" style:family="paragraph" style:parent-style-name="Standard" style:list-style-name="L19"/>
    <style:style style:name="P32" style:family="paragraph" style:parent-style-name="Standard" style:list-style-name="L20"/>
    <style:style style:name="P33" style:family="paragraph" style:parent-style-name="Standard" style:list-style-name="L21"/>
    <style:style style:name="P34" style:family="paragraph" style:parent-style-name="Standard" style:list-style-name="L22"/>
    <style:style style:name="P35" style:family="paragraph" style:parent-style-name="Standard" style:list-style-name="L23"/>
    <style:style style:name="P36" style:family="paragraph" style:parent-style-name="Standard" style:list-style-name="L24"/>
    <style:style style:name="P37" style:family="paragraph" style:parent-style-name="Standard" style:list-style-name="L25"/>
    <style:style style:name="P38" style:family="paragraph" style:parent-style-name="Standard" style:list-style-name="L26"/>
    <style:style style:name="P39" style:family="paragraph" style:parent-style-name="Standard" style:list-style-name="L27"/>
    <style:style style:name="P40" style:family="paragraph" style:parent-style-name="Standard" style:list-style-name="L28"/>
    <style:style style:name="P41" style:family="paragraph" style:parent-style-name="Standard" style:list-style-name="L29"/>
    <style:style style:name="P42" style:family="paragraph" style:parent-style-name="Standard" style:list-style-name="L30"/>
    <style:style style:name="P43" style:family="paragraph" style:parent-style-name="Standard" style:list-style-name="L31"/>
    <style:style style:name="P44" style:family="paragraph" style:parent-style-name="Standard" style:list-style-name="L32"/>
    <style:style style:name="P45" style:family="paragraph" style:parent-style-name="Standard" style:list-style-name="L33"/>
    <style:style style:name="P46" style:family="paragraph" style:parent-style-name="Standard" style:list-style-name="L34"/>
    <style:style style:name="P47" style:family="paragraph" style:parent-style-name="Standard" style:list-style-name="L35"/>
    <style:style style:name="P48" style:family="paragraph" style:parent-style-name="Standard" style:list-style-name="L36"/>
    <style:style style:name="P49" style:family="paragraph" style:parent-style-name="Standard" style:list-style-name="L37"/>
    <style:style style:name="P50" style:family="paragraph" style:parent-style-name="Standard" style:list-style-name="L38"/>
    <style:style style:name="P51" style:family="paragraph" style:parent-style-name="Standard" style:list-style-name="L39"/>
    <style:style style:name="P52" style:family="paragraph" style:parent-style-name="Standard" style:list-style-name="L40"/>
    <style:style style:name="P53" style:family="paragraph" style:parent-style-name="Standard" style:list-style-name="L41"/>
    <style:style style:name="P54" style:family="paragraph" style:parent-style-name="Standard" style:list-style-name="L42"/>
    <style:style style:name="P55" style:family="paragraph" style:parent-style-name="Standard" style:list-style-name="L43"/>
    <style:style style:name="P56" style:family="paragraph" style:parent-style-name="Standard" style:list-style-name="L44"/>
    <style:style style:name="P57" style:family="paragraph" style:parent-style-name="Standard" style:list-style-name="L46"/>
    <style:style style:name="P58" style:family="paragraph" style:parent-style-name="Standard" style:list-style-name="L47"/>
    <style:style style:name="P59" style:family="paragraph" style:parent-style-name="Standard" style:list-style-name="L48"/>
    <style:style style:name="P60" style:family="paragraph" style:parent-style-name="Standard" style:list-style-name="L49"/>
    <style:style style:name="P61" style:family="paragraph" style:parent-style-name="Standard" style:list-style-name="L50"/>
    <style:style style:name="P62" style:family="paragraph" style:parent-style-name="Standard" style:list-style-name="L51"/>
    <style:style style:name="P63" style:family="paragraph" style:parent-style-name="Standard" style:list-style-name="L52"/>
    <style:style style:name="P64" style:family="paragraph" style:parent-style-name="Standard" style:list-style-name="L53"/>
    <style:style style:name="P65" style:family="paragraph" style:parent-style-name="Standard" style:list-style-name="L54"/>
    <style:style style:name="P66" style:family="paragraph" style:parent-style-name="Standard" style:list-style-name="L55"/>
    <style:style style:name="P67" style:family="paragraph" style:parent-style-name="Standard" style:list-style-name="L56"/>
    <style:style style:name="P68" style:family="paragraph" style:parent-style-name="Standard" style:list-style-name="L57"/>
    <style:style style:name="P69" style:family="paragraph" style:parent-style-name="Standard" style:list-style-name="L58"/>
    <style:style style:name="P70" style:family="paragraph" style:parent-style-name="Standard" style:list-style-name="L59"/>
    <style:style style:name="P71" style:family="paragraph" style:parent-style-name="Standard" style:list-style-name="L60"/>
    <style:style style:name="P72" style:family="paragraph" style:parent-style-name="Standard" style:list-style-name="L61"/>
    <style:style style:name="P73" style:family="paragraph" style:parent-style-name="Standard" style:list-style-name="L62"/>
    <style:style style:name="P74" style:family="paragraph" style:parent-style-name="Standard" style:list-style-name="L63"/>
    <style:style style:name="P75" style:family="paragraph" style:parent-style-name="Standard" style:list-style-name="L64"/>
    <style:style style:name="P76" style:family="paragraph" style:parent-style-name="Standard" style:list-style-name="L65"/>
    <style:style style:name="P77" style:family="paragraph" style:parent-style-name="Standard" style:list-style-name="L66"/>
    <style:style style:name="P78" style:family="paragraph" style:parent-style-name="Standard" style:list-style-name="L67"/>
    <style:style style:name="P79" style:family="paragraph" style:parent-style-name="Standard" style:list-style-name="L68"/>
    <style:style style:name="P80" style:family="paragraph" style:parent-style-name="Standard" style:list-style-name="L69"/>
    <style:style style:name="P81" style:family="paragraph" style:parent-style-name="Standard" style:list-style-name="L70"/>
    <style:style style:name="P82" style:family="paragraph" style:parent-style-name="Standard" style:list-style-name="L71"/>
    <style:style style:name="P83" style:family="paragraph" style:parent-style-name="Standard" style:list-style-name="L72"/>
    <style:style style:name="P84" style:family="paragraph" style:parent-style-name="Standard" style:list-style-name="L73"/>
    <style:style style:name="P85" style:family="paragraph" style:parent-style-name="Standard" style:list-style-name="L74"/>
    <style:style style:name="P86" style:family="paragraph" style:parent-style-name="Standard" style:list-style-name="L75"/>
    <style:style style:name="P87" style:family="paragraph" style:parent-style-name="Standard" style:list-style-name="L76"/>
    <style:style style:name="P88" style:family="paragraph" style:parent-style-name="Standard" style:list-style-name="L77"/>
    <style:style style:name="P89" style:family="paragraph" style:parent-style-name="Standard" style:list-style-name="L78"/>
    <style:style style:name="P90" style:family="paragraph" style:parent-style-name="Standard" style:list-style-name="L79"/>
    <style:style style:name="P91" style:family="paragraph" style:parent-style-name="Standard" style:list-style-name="L80"/>
    <style:style style:name="P92" style:family="paragraph" style:parent-style-name="Standard" style:list-style-name="L81"/>
    <style:style style:name="P93" style:family="paragraph" style:parent-style-name="Standard" style:list-style-name="L82"/>
    <style:style style:name="P94" style:family="paragraph" style:parent-style-name="Standard" style:list-style-name="L83"/>
    <style:style style:name="P95" style:family="paragraph" style:parent-style-name="Standard" style:list-style-name="L84"/>
    <style:style style:name="P96" style:family="paragraph" style:parent-style-name="Standard" style:list-style-name="L85"/>
    <style:style style:name="P97" style:family="paragraph" style:parent-style-name="Standard" style:list-style-name="L86"/>
    <style:style style:name="P98" style:family="paragraph" style:parent-style-name="Standard" style:list-style-name="L87"/>
    <style:style style:name="P99" style:family="paragraph" style:parent-style-name="Standard" style:list-style-name="L88"/>
    <style:style style:name="P100" style:family="paragraph" style:parent-style-name="Standard" style:list-style-name="L89"/>
    <style:style style:name="P101" style:family="paragraph" style:parent-style-name="Standard" style:list-style-name="L90"/>
    <style:style style:name="P102" style:family="paragraph" style:parent-style-name="Standard" style:list-style-name="L91"/>
    <style:style style:name="P103" style:family="paragraph" style:parent-style-name="Standard" style:list-style-name="L92"/>
    <style:style style:name="P104" style:family="paragraph" style:parent-style-name="Standard" style:list-style-name="L93"/>
    <style:style style:name="P105" style:family="paragraph" style:parent-style-name="Standard" style:list-style-name="L94"/>
    <style:style style:name="P106" style:family="paragraph" style:parent-style-name="Standard" style:list-style-name="L95"/>
    <style:style style:name="P107" style:family="paragraph" style:parent-style-name="Standard" style:list-style-name="L96"/>
    <style:style style:name="P108" style:family="paragraph" style:parent-style-name="Standard" style:list-style-name="L97"/>
    <style:style style:name="P109" style:family="paragraph" style:parent-style-name="Standard" style:list-style-name="L98"/>
    <style:style style:name="P110" style:family="paragraph" style:parent-style-name="Standard" style:list-style-name="L99"/>
    <style:style style:name="P111" style:family="paragraph" style:parent-style-name="Standard" style:list-style-name="L100"/>
    <style:style style:name="P112" style:family="paragraph" style:parent-style-name="Standard" style:list-style-name="L101"/>
    <style:style style:name="P113" style:family="paragraph" style:parent-style-name="Standard" style:list-style-name="L102"/>
    <style:style style:name="P114" style:family="paragraph" style:parent-style-name="Standard" style:list-style-name="L103"/>
    <style:style style:name="P115" style:family="paragraph" style:parent-style-name="Standard" style:list-style-name="L104"/>
    <style:style style:name="P116" style:family="paragraph" style:parent-style-name="Standard" style:list-style-name="L105"/>
    <style:style style:name="P117" style:family="paragraph" style:parent-style-name="Standard" style:list-style-name="L106"/>
    <style:style style:name="P118" style:family="paragraph" style:parent-style-name="Standard" style:list-style-name="L107"/>
    <style:style style:name="P119" style:family="paragraph" style:parent-style-name="Standard" style:list-style-name="L108"/>
    <style:style style:name="P120" style:family="paragraph" style:parent-style-name="Standard" style:list-style-name="L109"/>
    <style:style style:name="P121" style:family="paragraph" style:parent-style-name="Standard" style:list-style-name="L110"/>
    <style:style style:name="P122" style:family="paragraph" style:parent-style-name="Standard" style:list-style-name="L111"/>
    <style:style style:name="P123" style:family="paragraph" style:parent-style-name="Standard" style:list-style-name="L112"/>
    <style:style style:name="P124" style:family="paragraph" style:parent-style-name="Standard" style:list-style-name="L113"/>
    <style:style style:name="P125" style:family="paragraph" style:parent-style-name="Standard" style:list-style-name="L114"/>
    <style:style style:name="P126" style:family="paragraph" style:parent-style-name="Standard" style:list-style-name="L115"/>
    <style:style style:name="P127" style:family="paragraph" style:parent-style-name="Standard" style:list-style-name="L116"/>
    <style:style style:name="P128" style:family="paragraph" style:parent-style-name="Standard" style:list-style-name="L117"/>
    <style:style style:name="P129" style:family="paragraph" style:parent-style-name="Standard" style:list-style-name="L118"/>
    <style:style style:name="P130" style:family="paragraph" style:parent-style-name="Standard" style:list-style-name="L119"/>
    <style:style style:name="P131" style:family="paragraph" style:parent-style-name="Standard" style:list-style-name="L120"/>
    <style:style style:name="P132" style:family="paragraph" style:parent-style-name="Standard" style:list-style-name="L121"/>
    <style:style style:name="P133" style:family="paragraph" style:parent-style-name="Standard" style:list-style-name="L122"/>
    <style:style style:name="P134" style:family="paragraph" style:parent-style-name="Standard" style:list-style-name="L123"/>
    <style:style style:name="P135" style:family="paragraph" style:parent-style-name="Standard" style:list-style-name="L124"/>
    <style:style style:name="P136" style:family="paragraph" style:parent-style-name="Standard" style:list-style-name="L125"/>
    <style:style style:name="P137" style:family="paragraph" style:parent-style-name="Standard" style:list-style-name="L126"/>
    <style:style style:name="P138" style:family="paragraph" style:parent-style-name="Standard" style:list-style-name="L127"/>
    <style:style style:name="P139" style:family="paragraph" style:parent-style-name="Standard" style:list-style-name="L129"/>
    <style:style style:name="P140" style:family="paragraph" style:parent-style-name="Standard" style:list-style-name="L128">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Version history <text:s/>(PyOTE description is at end)</text:p>
      <text:p text:style-name="Standard"/>
      <text:p text:style-name="Standard">version 4.1.9</text:p>
      <text:list xml:id="list4412305733360428000" text:style-name="L129">
        <text:list-item>
          <text:p text:style-name="P139">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8657027712507985669" text:style-name="L1">
        <text:list-item>
          <text:p text:style-name="P14">adds option to write sample light-curve from detectability analysis to a csv file that be imported to PyOTE.<text:line-break/></text:p>
        </text:list-item>
      </text:list>
      <text:p text:style-name="Standard">version 4.1.7</text:p>
      <text:list xml:id="list382103724551684817" text:style-name="L2">
        <text:list-item>
          <text:p text:style-name="P15">adds the requirement to specify an observation duration when doing a detectability test<text:line-break/></text:p>
        </text:list-item>
        <text:list-item>
          <text:p text:style-name="P15">during a detectability test, if a detectable event was found, a sample light-curve showing such an event is plotted, otherwise the normal False-Positive plot will be shown.<text:line-break/></text:p>
        </text:list-item>
      </text:list>
      <text:p text:style-name="Standard">version 4.1.6</text:p>
      <text:list xml:id="list3104894174188713697" text:style-name="L3">
        <text:list-item>
          <text:p text:style-name="P16">reenables Cholesky failure messages (disabled for testing)<text:line-break/></text:p>
        </text:list-item>
        <text:list-item>
          <text:p text:style-name="P16">Adds test to detectability routine so that the user cannot give an event duration that requires more points than are available in the observation.<text:line-break/></text:p>
        </text:list-item>
      </text:list>
      <text:p text:style-name="Standard">version 4.1.5</text:p>
      <text:list xml:id="list7161348399990527295" text:style-name="L4">
        <text:list-item>
          <text:p text:style-name="P17">changed error bar calculation reporting so that the the value reported in the containment interval report matches that reported in the Excel final report when there is no asymmetry present.</text:p>
          <text:p text:style-name="P17"/>
        </text:list-item>
      </text:list>
      <text:p text:style-name="Standard">version 4.1.4</text:p>
      <text:list xml:id="list9156555158721939564" text:style-name="L5">
        <text:list-item>
          <text:p text:style-name="P18">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1513463903876222576" text:style-name="L6">
        <text:list-item>
          <text:p text:style-name="P8"><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0">For the Night Eagle 3, times extracted by PyOTE require only a VTI correction (if you use an IOTA VTI, there is no correction at all needed).</text:p>
        </text:list-item>
        <text:list-item>
          <text:p text:style-name="P10">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0"><text:soft-page-break/>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0">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0">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0">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1">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2">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5208850426135471575" text:style-name="L7">
        <text:list-header>
          <text:p text:style-name="P19"/>
        </text:list-header>
      </text:list>
      <text:p text:style-name="Standard">version 4.1.2</text:p>
      <text:list xml:id="list7232209036105977405" text:style-name="L8">
        <text:list-item>
          <text:p text:style-name="P20">fixes bug when D only search has been selected<text:line-break/></text:p>
        </text:list-item>
      </text:list>
      <text:p text:style-name="Standard">version 4.1.1</text:p>
      <text:list xml:id="list8635603413686317321" text:style-name="L9">
        <text:list-item>
          <text:p text:style-name="P21">fixes bug where signal columns beyond four were being read <text:s/>as duplicates of column 5.<text:line-break/></text:p>
        </text:list-item>
      </text:list>
      <text:p text:style-name="Standard">version 4.1.0</text:p>
      <text:list xml:id="list4074360743388382432" text:style-name="L10">
        <text:list-item>
          <text:p text:style-name="P22">adds error bars <text:s/>to reported magDrop values.<text:line-break/><text:line-break/>This was an interesting exercise in the propagation of errors because the magDrop <text:soft-page-break/>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1233969201421656251" text:style-name="L11">
        <text:list-item>
          <text:p text:style-name="P23">fixes issue where PyOTE could not read files that it had written.<text:line-break/></text:p>
        </text:list-item>
      </text:list>
      <text:p text:style-name="Standard">version 4.0.8</text:p>
      <text:list xml:id="list3059167712763782079" text:style-name="L12">
        <text:list-item>
          <text:p text:style-name="P24">fixes bug (introduced by a misspelling in version 4.0.7) that kept csv files with more than four apertures from runnig.<text:line-break/></text:p>
        </text:list-item>
      </text:list>
      <text:p text:style-name="Standard">version 4.0.7</text:p>
      <text:list xml:id="list1338147284974218077" text:style-name="L13">
        <text:list-item>
          <text:p text:style-name="P25">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6209404009346913601" text:style-name="L14">
        <text:list-item>
          <text:p text:style-name="P26">minor GUI changes<text:line-break/></text:p>
        </text:list-item>
      </text:list>
      <text:p text:style-name="Standard">version 4.0.5</text:p>
      <text:list xml:id="list301507554119873255" text:style-name="L15">
        <text:list-item>
          <text:p text:style-name="P27">if you click outside the light-curve, the closest point will be toggled (so you don't have to zoom in to select the leftmost or rightmost point in a light-curve.<text:line-break/></text:p>
        </text:list-item>
        <text:list-item>
          <text:p text:style-name="P27">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6389230904062208022" text:style-name="L16">
        <text:list-item>
          <text:p text:style-name="P28">a few GUI changes<text:line-break/></text:p>
        </text:list-item>
        <text:list-item>
          <text:p text:style-name="P28">removed the Use as secondary check box. Now if secondary curve is selected (spinner is non-zero), it will be used automatically.<text:line-break/></text:p>
        </text:list-item>
      </text:list>
      <text:p text:style-name="Standard">version 4.0.3</text:p>
      <text:list xml:id="list9158632778587984288" text:style-name="L17">
        <text:list-item>
          <text:p text:style-name="P29">implements a major GUI change: uses tabbed folders to group buttons and other controls. <text:line-break/></text:p>
        </text:list-item>
        <text:list-item>
          <text:p text:style-name="P29">Removes radio buttons that indicated a D and R solution wanted, or a D-only solution, or an R-only solution. The type of solution is now inferred from D and R region setting.<text:line-break/><text:line-break/>When min/max event size is used as the search criteria, then a D and R solution is <text:soft-page-break/>assumed and found. This type of search criteria does not make sense for a D-only or an R-only solution. Use a D region or R region selection for these cases<text:line-break/></text:p>
        </text:list-item>
        <text:list-item>
          <text:p text:style-name="P29">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4294170382410157711" text:style-name="L18">
        <text:list-item>
          <text:p text:style-name="P30">removed a debug print statement that was inadvertently left in. It is responsible for the “mouse event” messages polluting the log file.<text:line-break/></text:p>
        </text:list-item>
      </text:list>
      <text:p text:style-name="Standard">version 4.0.1</text:p>
      <text:list xml:id="list4128156838792423432" text:style-name="L19">
        <text:list-item>
          <text:p text:style-name="P31">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7260331548975892374" text:style-name="L20">
        <text:list-item>
          <text:p text:style-name="P32">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3339332700281620766" text:style-name="L21">
        <text:list-item>
          <text:p text:style-name="P33">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7980648504204025489" text:style-name="L22">
        <text:list-item>
          <text:p text:style-name="P34">one more attempt to solve the gui sizing issue.<text:line-break/></text:p>
        </text:list-item>
        <text:list-item>
          <text:p text:style-name="P34">'sticky' settings are back but are now stored in <text:span text:style-name="T15">pyote.ini</text:span> instead of the<text:line-break/> obscure <text:span text:style-name="T15">simple-ote.ini<text:line-break/></text:span></text:p>
        </text:list-item>
      </text:list>
      <text:p text:style-name="Standard">version 3.9.7</text:p>
      <text:list xml:id="list3299521309804027605" text:style-name="L23">
        <text:list-item>
          <text:p text:style-name="P35">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text:soft-page-break/>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971083400392306468" text:style-name="L24">
        <text:list-item>
          <text:p text:style-name="P36">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623164348941835324" text:style-name="L25">
        <text:list-item>
          <text:p text:style-name="P37">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4418848143438011487" text:style-name="L26">
        <text:list-item>
          <text:p text:style-name="P38">attempts to fix over-size initial gui.<text:line-break/></text:p>
        </text:list-item>
      </text:list>
      <text:p text:style-name="Standard">version 3.9.3</text:p>
      <text:list xml:id="list1348389399264241939" text:style-name="L27">
        <text:list-item>
          <text:p text:style-name="P39">makes various improvements to the 'detectability' calculator to make it easier to use.<text:line-break/></text:p>
        </text:list-item>
      </text:list>
      <text:p text:style-name="Standard">version 3.9.2</text:p>
      <text:list xml:id="list582062251485716935" text:style-name="L28">
        <text:list-item>
          <text:p text:style-name="P40">adds a 'detectability' calculator for use in pre-planning event observation.<text:line-break/></text:p>
        </text:list-item>
        <text:list-item>
          <text:p text:style-name="P40">'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3054913664547398463" text:style-name="L29">
        <text:list-item>
          <text:p text:style-name="P41">adds an snr calculation to the <text:span text:style-name="T17">Calc baseline stats</text:span> button.<text:line-break/></text:p>
        </text:list-item>
      </text:list>
      <text:p text:style-name="Standard">version 3.9.0</text:p>
      <text:list xml:id="list2100847127468185616" text:style-name="L30">
        <text:list-item>
          <text:p text:style-name="P42">restored the right-click help to the <text:span text:style-name="T17">Mark baseline region</text:span> | <text:span text:style-name="T17">Clear baseline region</text:span> | <text:soft-page-break/><text:span text:style-name="T17">Calc baseline mean/sigma/corr coeffs</text:span> buttons that got lost during the scrollable gui experiment.<text:line-break/></text:p>
        </text:list-item>
      </text:list>
      <text:p text:style-name="Standard">version 3.8.9</text:p>
      <text:list xml:id="list1227688668637762942" text:style-name="L31">
        <text:list-item>
          <text:p text:style-name="P43">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2312578967987129771" text:style-name="L32">
        <text:list-item>
          <text:p text:style-name="P44">fixed a bug that sometimes kept events that contained a single point at the bottom from producing a report.<text:line-break/></text:p>
        </text:list-item>
      </text:list>
      <text:p text:style-name="Standard">version 3.8.7</text:p>
      <text:list xml:id="list5456705779957865279" text:style-name="L33">
        <text:list-item>
          <text:p text:style-name="P45">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7438089874582931025" text:style-name="L34">
        <text:list-item>
          <text:p text:style-name="P46">checks for only a single light-curve in the csv file which was causing a 'list index out of range' error message<text:line-break/></text:p>
        </text:list-item>
      </text:list>
      <text:p text:style-name="Standard">version 3.8.5</text:p>
      <text:list xml:id="list7882225515249328281" text:style-name="L35">
        <text:list-item>
          <text:p text:style-name="P47">changed the way QGridLayout was referenced.<text:line-break/></text:p>
        </text:list-item>
      </text:list>
      <text:p text:style-name="Standard">version 3.8.4</text:p>
      <text:list xml:id="list4807612446837534073" text:style-name="L36">
        <text:list-item>
          <text:p text:style-name="P48">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48"/>
        </text:list-item>
      </text:list>
      <text:p text:style-name="Standard">version 3.8.3</text:p>
      <text:list xml:id="list4370380226915473164" text:style-name="L37">
        <text:list-item>
          <text:p text:style-name="P49">adds display of light-curve name (if available in the csv file) to the curve-to-be-analyzed and the normalization curve next to their selection spinners.<text:line-break/></text:p>
        </text:list-item>
      </text:list>
      <text:p text:style-name="Standard">version 3.8.2</text:p>
      <text:list xml:id="list7241639400320184135" text:style-name="L38">
        <text:list-item>
          <text:p text:style-name="P50">3.7.5 introduced a scrollable GUI for small screens. Unfortunately, that caused resizing problem for all users. The version reverts back to the original GUI design.<text:line-break/></text:p>
        </text:list-item>
        <text:list-item>
          <text:p text:style-name="P50">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7350085482510419145" text:style-name="L39">
        <text:list-item>
          <text:p text:style-name="P51">adds a checkbox to use reading number to annotate the x-axis, even when timestamps are available to use for this annotation. The setting is 'sticky', so your last preference will be remembered and used in the next run.<text:line-break/></text:p>
        </text:list-item>
      </text:list>
      <text:p text:style-name="Standard"><text:soft-page-break/>version 3.8.0</text:p>
      <text:list xml:id="list6434874883079807858" text:style-name="L40">
        <text:list-item>
          <text:p text:style-name="P52">adds a tutorial button to supply a quick-start for new or infrequent users.<text:line-break/></text:p>
        </text:list-item>
      </text:list>
      <text:p text:style-name="Standard">version 3.7.9</text:p>
      <text:list xml:id="list3180309558817587051" text:style-name="L41">
        <text:list-item>
          <text:p text:style-name="P53">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6886511377252566735" text:style-name="L42">
        <text:list-item>
          <text:p text:style-name="P54">added visible left, top, and bottom axes to main plot (with ticks to make easier to associate timestamp with point).<text:line-break/></text:p>
        </text:list-item>
      </text:list>
      <text:p text:style-name="Standard">version 3.7.7</text:p>
      <text:list xml:id="list1414050437224627637" text:style-name="L43">
        <text:list-item>
          <text:p text:style-name="P55">if timestamps are available in the csv file, they are used as x axis labels in the main plot.<text:line-break/></text:p>
        </text:list-item>
      </text:list>
      <text:p text:style-name="Standard">version 3.7.6</text:p>
      <text:list xml:id="list1771908291231058842" text:style-name="L44">
        <text:list-item>
          <text:p text:style-name="P56">changed the way QMainWindow and Qapplication were referenced to accommodate the latest Anaconda version, which has reorganized where those modules are stored. </text:p>
          <text:p text:style-name="P56">This was causing a fatal startup error.<text:line-break/> </text:p>
        </text:list-item>
      </text:list>
      <text:p text:style-name="Standard">version 3.7.5</text:p>
      <text:list xml:id="list5853755647145161394" text:style-name="L45">
        <text:list-item>
          <text:p text:style-name="P9">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9">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1988938682121460293" text:style-name="L46">
        <text:list-item>
          <text:p text:style-name="P57">fixed issue with ‘save main plot’ that caused the graphic to sometimes be written <text:soft-page-break/>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950082040330332823" text:style-name="L47">
        <text:list-item>
          <text:p text:style-name="P58">adds code line needed by any Mac users that are running Big Sur<text:line-break/></text:p>
        </text:list-item>
      </text:list>
      <text:p text:style-name="Standard">version 3.7.2</text:p>
      <text:list xml:id="list8982599159204080115" text:style-name="L48">
        <text:list-item>
          <text:p text:style-name="P59">fixes bug that caused all analysis attempts to 'stall'</text:p>
        </text:list-item>
      </text:list>
      <text:p text:style-name="Standard"/>
      <text:p text:style-name="Standard">version 3.7.1</text:p>
      <text:list xml:id="list8765076454998495872" text:style-name="L49">
        <text:list-item>
          <text:p text:style-name="P60">fixed a bug in the r limb angle entry<text:line-break/></text:p>
        </text:list-item>
      </text:list>
      <text:p text:style-name="Standard">version 3.7.0</text:p>
      <text:list xml:id="list8325111547409704995" text:style-name="L50">
        <text:list-item>
          <text:p text:style-name="P61">adds right-click help to ast speed label giving the equation to use if asteroid speed is not available but asteroid diameter and maximum duration are specified<text:line-break/></text:p>
        </text:list-item>
        <text:list-item>
          <text:p text:style-name="P61">adds suggestion to right-click help on penumbral fit checkbox for how to find the penumbral curve csv file that is provided for practice purposes.<text:line-break/></text:p>
        </text:list-item>
      </text:list>
      <text:p text:style-name="Standard">version 3.6.8</text:p>
      <text:list xml:id="list7818906132542553910" text:style-name="L51">
        <text:list-item>
          <text:p text:style-name="P62">adds modeling of off centerline observations to lightcurve calibration curve generation<text:line-break/></text:p>
        </text:list-item>
      </text:list>
      <text:p text:style-name="Standard">version 3.6.7</text:p>
      <text:list xml:id="list1598679176781679444" text:style-name="L52">
        <text:list-item>
          <text:p text:style-name="P63">clarified the location of the Enable Manual Timestamp Entry checkbox in the pop-up message appears when there are no timestamps in the csv file.<text:line-break/></text:p>
        </text:list-item>
      </text:list>
      <text:p text:style-name="Standard">version 3.6.6</text:p>
      <text:list xml:id="list3379584537005064826" text:style-name="L53">
        <text:list-item>
          <text:p text:style-name="P64">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2937021685338605358" text:style-name="L54">
        <text:list-item>
          <text:p text:style-name="P65">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2214629710730110205" text:style-name="L55">
        <text:list-item>
          <text:p text:style-name="P66">version 3.6.2 would open .xlsx Report file on Mac, but not Windows. This version attempts to fix that (Windows needs a different command to open a file).<text:line-break/></text:p>
        </text:list-item>
      </text:list>
      <text:p text:style-name="Standard"><text:soft-page-break/>version 3.6.2</text:p>
      <text:list xml:id="list8141108350226640358" text:style-name="L56">
        <text:list-item>
          <text:p text:style-name="P67">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770134539104582567" text:style-name="L57">
        <text:list-item>
          <text:p text:style-name="P68">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6660918383589980567" text:style-name="L58">
        <text:list-item>
          <text:p text:style-name="P69"><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69"><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text:soft-pag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3944859972026384057" text:style-name="L59">
        <text:list-item>
          <text:p text:style-name="P70">fixed another bug in penumbral curve fit and removed diagnostic printouts.<text:line-break/></text:p>
        </text:list-item>
      </text:list>
      <text:p text:style-name="Standard">version 3.5.8</text:p>
      <text:list xml:id="list7817863475340429549" text:style-name="L60">
        <text:list-item>
          <text:p text:style-name="P71">fixed a number of bugs in the penumbral curve fit code<text:line-break/></text:p>
        </text:list-item>
      </text:list>
      <text:p text:style-name="Standard">version 3.5.7</text:p>
      <text:list xml:id="list3383009336891463783" text:style-name="L61">
        <text:list-item>
          <text:p text:style-name="P72">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736091073754818858" text:style-name="L62">
        <text:list-item>
          <text:p text:style-name="P73">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9107989097379789365" text:style-name="L63">
        <text:list-item>
          <text:p text:style-name="P74">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7408195940704740558" text:style-name="L64">
        <text:list-item>
          <text:p text:style-name="P75">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4217986636002000909" text:style-name="L65">
        <text:list-item>
          <text:p text:style-name="P76">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3423236121441855060" text:style-name="L66">
        <text:list-item>
          <text:p text:style-name="P77">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text:soft-page-break/>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3815418116658001963" text:style-name="L67">
        <text:list-item>
          <text:p text:style-name="P78">Added additional references to the North American Excel Spreadsheet report in the new section of the final report that bangs on about the start-of-exposure timing convention.<text:line-break/></text:p>
        </text:list-item>
      </text:list>
      <text:p text:style-name="Standard">version 3.5.0</text:p>
      <text:list xml:id="list1831060694080915931" text:style-name="L68">
        <text:list-item>
          <text:p text:style-name="P79">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79">NEW: when 'trims' have been placed, a 'write csv' process will honor those values and produce a 'trimmed' output file.<text:line-break/></text:p>
        </text:list-item>
        <text:list-item>
          <text:p text:style-name="P79">NEW: when a light curve has been 'normalized', the changed values are written to the data table where, once again, a 'write csv' process will capture the results.<text:line-break/></text:p>
        </text:list-item>
        <text:list-item>
          <text:p text:style-name="P79">Added additional reminders that the start-of-exposure timestamp/timing convention is employed.</text:p>
        </text:list-item>
      </text:list>
      <text:p text:style-name="Standard"/>
      <text:p text:style-name="Standard">version 3.4.9</text:p>
      <text:list xml:id="list6899584970083709423" text:style-name="L69">
        <text:list-item>
          <text:p text:style-name="P80">Added some explanatory language to the “Excel report” section regarding the proper interpretation of the 'false positive probability' number.<text:line-break/></text:p>
        </text:list-item>
      </text:list>
      <text:p text:style-name="Standard">version 3.4.8</text:p>
      <text:list xml:id="list1170908312301800107" text:style-name="L70">
        <text:list-item>
          <text:p text:style-name="P81">This version deals more realistically with high magDrop lightcurves by defining a 'limiting magDrop' as: <text:line-break/><text:line-break/><text:tab/>limMagDrop = 2.5 * log10( B / std(A) ) <text:line-break/><text:line-break/><text:tab/>std(A) is the noise level of A.</text:p>
          <text:p text:style-name="P81"><text:s text:c="10"/>B = average baseline intensity<text:line-break/> <text:s text:c="9"/>A = average event intensity<text:line-break/><text:line-break/>Normally, we report/calculate magDrop = 2.5 * log10( B / A ), but this calculation becomes increasingly unreliable as the value for A gets very small. <text:s/>And when A <text:soft-page-break/>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4051796807383098943" text:style-name="L71">
        <text:list-item>
          <text:p text:style-name="P82">Automatically loads the correct version of Adv2<text:line-break/></text:p>
        </text:list-item>
      </text:list>
      <text:p text:style-name="Standard">version 3.4.6</text:p>
      <text:list xml:id="list6754394641218452793" text:style-name="L72">
        <text:list-item>
          <text:p text:style-name="P83">Adds AAV Version 2 file as a type that can be read (important when Do OCR check is enabled)</text:p>
        </text:list-item>
      </text:list>
      <text:p text:style-name="Standard"/>
      <text:p text:style-name="Standard">version 3.4.5</text:p>
      <text:list xml:id="list530559855213130864" text:style-name="L73">
        <text:list-item>
          <text:p text:style-name="P84">Fixes block integration which was failing when more than 4 lightcurves were being processed.<text:line-break/></text:p>
        </text:list-item>
        <text:list-item>
          <text:p text:style-name="P84">Made use diff and Do OCR checkboxes sticky.<text:line-break/></text:p>
        </text:list-item>
      </text:list>
      <text:p text:style-name="Standard">version 3.4.4</text:p>
      <text:list xml:id="list5706613288123293312" text:style-name="L74">
        <text:list-item>
          <text:p text:style-name="P85">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5380941170722648055" text:style-name="L75">
        <text:list-item>
          <text:p text:style-name="P86">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text:soft-page-break/>make that happen.<text:line-break/> </text:p>
        </text:list-item>
      </text:list>
      <text:p text:style-name="Standard">version 3.4.2</text:p>
      <text:list xml:id="list5380909354331648312" text:style-name="L76">
        <text:list-item>
          <text:p text:style-name="P87">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391626192702086843" text:style-name="L77">
        <text:list-item>
          <text:p text:style-name="P88">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88">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88">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8016329529869913206" text:style-name="L78">
        <text:list-item>
          <text:p text:style-name="P89">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3301526758360500831" text:style-name="L79">
        <text:list-item>
          <text:p text:style-name="P90">Automatically installs cv2 if not already present. <text:s/>This package is needed for the new frame view feature.<text:line-break/></text:p>
        </text:list-item>
      </text:list>
      <text:p text:style-name="Standard">version 3.3.8</text:p>
      <text:list xml:id="list4168133978983111387" text:style-name="L80">
        <text:list-item>
          <text:p text:style-name="P91">If the video referenced in the csv file can be found, there is now an automatic <text:soft-page-break/>display of the D and R frames relevant to calculating correct D and R times so that the user can verify that timestamp OCR extracted the correct timestamp values.<text:line-break/></text:p>
        </text:list-item>
      </text:list>
      <text:p text:style-name="Standard">version 3.3.7</text:p>
      <text:list xml:id="list6266551514406011916" text:style-name="L81">
        <text:list-item>
          <text:p text:style-name="P92">A new button (View frame) with an associated spinner for entry of a frame number has been added:</text:p>
          <text:p text:style-name="P92"/>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8458126438088150681" text:style-name="L82">
        <text:list-item>
          <text:p text:style-name="P93">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2486823012762343447" text:style-name="L83">
        <text:list-item>
          <text:p text:style-name="P94"><text:soft-page-break/>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585219244384774056" text:style-name="L84">
        <text:list-item>
          <text:p text:style-name="P95">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7268291624807224795" text:style-name="L85">
        <text:list-item>
          <text:p text:style-name="P96">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7013650600035419749" text:style-name="L86">
        <text:list-item>
          <text:p text:style-name="P97">Changed main plot so that the scroll wheel only zooms the x axis.</text:p>
        </text:list-item>
        <text:list-item>
          <text:p text:style-name="P97">Changed lightcurve plot so that it conforms properly to 'start-of-exposure'.<text:line-break/></text:p>
        </text:list-item>
      </text:list>
      <text:p text:style-name="Standard">version 3.2.8</text:p>
      <text:list xml:id="list5119644908343794101" text:style-name="L87">
        <text:list-item>
          <text:p text:style-name="P98">Changed font size in help files --- it was fine for Mac but too big for Win10<text:line-break/></text:p>
        </text:list-item>
      </text:list>
      <text:p text:style-name="Standard">version 3.2.7</text:p>
      <text:list xml:id="list171803262601534299" text:style-name="L88">
        <text:list-item>
          <text:p text:style-name="P99">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9072476170437303396" text:style-name="L89">
        <text:list-item>
          <text:p text:style-name="P100">This is a 'cosmetic' release --- there should be NO detectable differences from version 3.2.5 in terms of functionality.</text:p>
        </text:list-item>
        <text:list-item>
          <text:p text:style-name="P100">All python files were brought into compliance with PEP 8 coding standards. <text:s/>Only I care about that.</text:p>
        </text:list-item>
        <text:list-item>
          <text:p text:style-name="P100">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00">All this 'cosmetic' work is in preparation for working on PyOTE issues again.<text:line-break/> </text:p>
        </text:list-item>
      </text:list>
      <text:p text:style-name="Standard"><text:soft-page-break/>version 3.2.5</text:p>
      <text:list xml:id="list7151296039952354164" text:style-name="L90">
        <text:list-item>
          <text:p text:style-name="P101">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72266773420851353" text:style-name="L91">
        <text:list-item>
          <text:p text:style-name="P102">Modified the test for newer version to accommodate the different strings returned by pip 18.1 and pip 19.0+</text:p>
        </text:list-item>
        <text:list-item>
          <text:p text:style-name="P102">Added ability to invoke PyOTE from PyMovie with an externally supplied csv file that is automatically opened.<text:line-break/></text:p>
        </text:list-item>
      </text:list>
      <text:p text:style-name="Standard">version 3.2.3</text:p>
      <text:list xml:id="list5217665798916937698" text:style-name="L92">
        <text:list-item>
          <text:p text:style-name="P103">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03">Added support for the PyMovie csv format<text:line-break/></text:p>
        </text:list-item>
      </text:list>
      <text:p text:style-name="Standard">version 3.2.1</text:p>
      <text:list xml:id="list723469946993245811" text:style-name="L93">
        <text:list-item>
          <text:p text:style-name="P10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8560911420577297827" text:style-name="L94">
        <text:list-item>
          <text:p text:style-name="P105">Changed GUI to better align text on min max edit boxes to avoid confusion.<text:line-break/></text:p>
        </text:list-item>
      </text:list>
      <text:p text:style-name="Standard">version 3.1.9</text:p>
      <text:list xml:id="list4183119538621291576" text:style-name="L95">
        <text:list-item>
          <text:p text:style-name="P106">Fixed a bug in the test for a min/max solution search being constrained by a too large min value.<text:line-break/></text:p>
        </text:list-item>
      </text:list>
      <text:p text:style-name="Standard">version 3.1.8</text:p>
      <text:list xml:id="list808672467197351761" text:style-name="L96">
        <text:list-item>
          <text:p text:style-name="P107">version 3.1.7 was released without an updated version history. <text:s/>Here is what was changed in 3.1.7:<text:line-break/></text:p>
        </text:list-item>
        <text:list-item>
          <text:p text:style-name="P107">Added the ability to write the data table that is displayed in the lower left corner of the GUI out as a csv file. <text:s/>Now, if timestamps and block integration operations <text:soft-page-break/>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3291516059297093440" text:style-name="L97">
        <text:list-item>
          <text:p text:style-name="P108">Values entered in the Manual Timestamp Entry dialog box are now 'sticky', thus making corrections easy to do without requiring re-entry of all data. </text:p>
          <text:p text:style-name="P108"><text:line-break/>Also trapped is the case where a user has entered a custom frame time but failed to click the radio button indicating that it is to be used.<text:line-break/></text:p>
        </text:list-item>
      </text:list>
      <text:p text:style-name="Standard">version 3.1.5:</text:p>
      <text:list xml:id="list8392916187361093118" text:style-name="L98">
        <text:list-item>
          <text:p text:style-name="P109">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115782099982861528" text:style-name="L99">
        <text:list-item>
          <text:p text:style-name="P110">Fixed error in new dropped reading detection logic when light curve was processed in field mode.<text:line-break/></text:p>
        </text:list-item>
        <text:list-item>
          <text:p text:style-name="P110">Cleaned up some language in tooltips.<text:line-break/></text:p>
        </text:list-item>
      </text:list>
      <text:p text:style-name="Standard">version 3.1.3:</text:p>
      <text:list xml:id="list2562921206610316976" text:style-name="L100">
        <text:list-item>
          <text:p text:style-name="P111">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11">Eliminated the 'entry num' column in the data matrix at the lower left of the GUI. The 'entry num' is unused and a possible source of confusion with the frame or field number for the unwary.<text:line-break/></text:p>
        </text:list-item>
        <text:list-item>
          <text:p text:style-name="P111">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soft-page-break/></text:p>
        </text:list-item>
      </text:list>
      <text:p text:style-name="Standard">version 3.1.2:</text:p>
      <text:list xml:id="list3483073689192254248" text:style-name="L101">
        <text:list-item>
          <text:p text:style-name="P112">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4555161691811489470" text:style-name="L102">
        <text:list-item>
          <text:p text:style-name="P113">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1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13">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8785338364197764249" text:style-name="L103">
        <text:list-item>
          <text:p text:style-name="P114">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283831522942724056" text:style-name="L104">
        <text:list-item>
          <text:p text:style-name="P11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4397535675646699113" text:style-name="L105">
        <text:list-item>
          <text:p text:style-name="P116">Restored the vertical splitter between the command/plot area and the <text:soft-page-break/>table/report area. <text:s/>Somewhere along the line this capability was accidentally removed, and the lack of the splitter was not noticed. <text:s/>Now it’s back.<text:line-break/> </text:p>
        </text:list-item>
      </text:list>
      <text:p text:style-name="Standard">version 3.0.0:</text:p>
      <text:list xml:id="list8432765090714520030" text:style-name="L106">
        <text:list-item>
          <text:p text:style-name="P117">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7572465327611633017" text:style-name="L107">
        <text:list-item>
          <text:p text:style-name="P118">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7998026761218184637" text:style-name="L108">
        <text:list-item>
          <text:p text:style-name="P119">Disable the Accept integration button when user overrides an automatic block analysis with a manual block selection followed by a click on the Block integrate button.<text:line-break/></text:p>
        </text:list-item>
      </text:list>
      <text:p text:style-name="Standard">version 2.1.4:</text:p>
      <text:list xml:id="list1104333117627267687" text:style-name="L109">
        <text:list-item>
          <text:p text:style-name="P120">Corrected a bug that kept manual selection of block integration from being performed after a refusal to accept the automatic block analysis results.<text:line-break/></text:p>
        </text:list-item>
      </text:list>
      <text:p text:style-name="Standard">version 2.1.3:</text:p>
      <text:list xml:id="list1971112208331073363" text:style-name="L110">
        <text:list-item>
          <text:p text:style-name="P121">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475508336524618337" text:style-name="L111">
        <text:list-item>
          <text:p text:style-name="P122">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638150289098025293" text:style-name="L112">
        <text:list-item>
          <text:p text:style-name="P123">Added progress bar tracking of block integration analysis because it can take an extended amount of time to complete the analysis when the light curve has many points.<text:line-break/></text:p>
        </text:list-item>
      </text:list>
      <text:p text:style-name="Standard">version 2.1.0</text:p>
      <text:list xml:id="list150054655962735324" text:style-name="L113">
        <text:list-item>
          <text:p text:style-name="P124">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text:soft-page-break/>version 2.0.9</text:p>
      <text:list xml:id="list2693019214249433614" text:style-name="L114">
        <text:list-item>
          <text:p text:style-name="P125">Made the selection of Tooltip display 'sticky'</text:p>
        </text:list-item>
        <text:list-item>
          <text:p text:style-name="P125">Duration calculation when D and R span midnight now handled correctly</text:p>
        </text:list-item>
      </text:list>
      <text:p text:style-name="Standard"/>
      <text:p text:style-name="Standard">version 2.0.8</text:p>
      <text:list xml:id="list7575201530312380139" text:style-name="L115">
        <text:list-item>
          <text:p text:style-name="P126">toolTips changed to invoke and display in a custom dialog box that can be moved and resized to better accommodate legacy displays</text:p>
        </text:list-item>
        <text:list-item>
          <text:p text:style-name="P126">Calc flash timing calculation fixed to properly deal with the non-integer frame numbers that can result from field processed csv files</text:p>
        </text:list-item>
        <text:list-item>
          <text:p text:style-name="P126">Flash timing has been verified to work with integrated light curves</text:p>
        </text:list-item>
        <text:list-item>
          <text:p text:style-name="P126">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122036006226524099" text:style-name="L116">
        <text:list-item>
          <text:p text:style-name="P127">Adds a button to calculate the edge position of an LED timing flash.</text:p>
        </text:list-item>
        <text:list-item>
          <text:p text:style-name="P12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27">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27">Adds a checkbox to force manual entry of timestamp info. <text:s/>This is useful when OCR on a VTI timed light curve has catastrophic errors. <text:s/>It is always employed when using LED flash timing.</text:p>
        </text:list-item>
      </text:list>
      <text:list xml:id="list150258064946190611" text:style-name="L117">
        <text:list-item>
          <text:p text:style-name="P128">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863805386514656059" text:style-name="L118">
        <text:list-item>
          <text:p text:style-name="P129">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2111190046856669681" text:style-name="L119">
        <text:list-item>
          <text:p text:style-name="P130">files generated by pyote now contain PYOTE in the filename.<text:line-break/></text:p>
        </text:list-item>
        <text:list-item>
          <text:p text:style-name="P130">Timestamps can be corrupted to the point that a timeDelta of 0.0 can result. <text:s/>This version traps that event and reports it clearly --- 2.0.4 failed silently with a divide by zero exception<text:line-break/></text:p>
        </text:list-item>
      </text:list>
      <text:p text:style-name="Standard"><text:soft-page-break/>version 2.0.4</text:p>
      <text:list xml:id="list4314765233844647071" text:style-name="L120">
        <text:list-item>
          <text:p text:style-name="P131">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199882545401460252" text:style-name="L121">
        <text:list-item>
          <text:p text:style-name="P132">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744921527420624412" text:style-name="L122">
        <text:list-item>
          <text:p text:style-name="P133">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262795313455584910" text:style-name="L123">
        <text:list-item>
          <text:p text:style-name="P134">improved handling of D and R region selection so that one cannot enter an invalid configuration --- automatic corrections/changes are applied.<text:line-break/></text:p>
        </text:list-item>
        <text:list-item>
          <text:p text:style-name="P13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34">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7678408386944332982" text:style-name="L124">
        <text:list-item>
          <text:p text:style-name="P135">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5030868957354014241" text:style-name="L125">
        <text:list-item>
          <text:p text:style-name="P13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3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text:soft-page-break/>final report will hopefully help reduce the number of such errors.</text:p>
        </text:list-item>
      </text:list>
      <text:p text:style-name="Standard"/>
      <text:p text:style-name="Standard">Version 1.45</text:p>
      <text:list xml:id="list6701892374700161046" text:style-name="L126">
        <text:list-item>
          <text:p text:style-name="P137">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321009299593365912" text:style-name="L127">
        <text:list-item>
          <text:p text:style-name="P138"><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38">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3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38">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5264269715341112735" text:style-name="L128">
        <text:list-item>
          <text:p text:style-name="P140">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2-02T20:06:42</dc:date>
    <meta:editing-cycles>164</meta:editing-cycles>
    <meta:editing-duration>P1DT1H17M20S</meta:editing-duration>
    <dc:creator>Robert Anderson</dc:creator>
    <meta:document-statistic meta:table-count="0" meta:image-count="3" meta:object-count="0" meta:page-count="24" meta:paragraph-count="333" meta:word-count="9111" meta:character-count="53009"/>
    <meta:template xlink:type="simple" xlink:actuate="onRequest" xlink:title="" xlink:href="Normal"/>
  </office:meta>
</office:document-meta>
</file>